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Palatino, serif"/>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1b9023" style:font-weight-asian="bold" style:font-weight-complex="bold"/>
    </style:style>
    <style:style style:name="P3" style:family="paragraph" style:parent-style-name="Standard">
      <style:paragraph-properties fo:text-align="justify" style:justify-single-word="false"/>
      <style:text-properties fo:font-weight="bold" officeooo:paragraph-rsid="001f39d3" style:font-weight-asian="bold" style:font-weight-complex="bold"/>
    </style:style>
    <style:style style:name="P4" style:family="paragraph" style:parent-style-name="Standard">
      <style:paragraph-properties fo:text-align="justify" style:justify-single-word="false"/>
      <style:text-properties fo:font-weight="bold" officeooo:rsid="001b9023" officeooo:paragraph-rsid="001b9023" style:font-weight-asian="bold" style:font-weight-complex="bold"/>
    </style:style>
    <style:style style:name="P5" style:family="paragraph" style:parent-style-name="Standard">
      <style:paragraph-properties fo:text-align="justify" style:justify-single-word="false"/>
      <style:text-properties fo:font-weight="normal" officeooo:paragraph-rsid="001a4161" style:font-weight-asian="normal" style:font-weight-complex="normal"/>
    </style:style>
    <style:style style:name="P6" style:family="paragraph" style:parent-style-name="Standard">
      <style:paragraph-properties fo:text-align="justify" style:justify-single-word="false"/>
      <style:text-properties fo:font-weight="normal" officeooo:paragraph-rsid="001b9023" style:font-weight-asian="normal" style:font-weight-complex="normal"/>
    </style:style>
    <style:style style:name="P7" style:family="paragraph" style:parent-style-name="Standard">
      <style:paragraph-properties fo:text-align="justify" style:justify-single-word="false"/>
      <style:text-properties fo:font-weight="normal" officeooo:paragraph-rsid="001f39d3" style:font-weight-asian="normal" style:font-weight-complex="normal"/>
    </style:style>
    <style:style style:name="P8" style:family="paragraph" style:parent-style-name="Standard">
      <style:paragraph-properties fo:text-align="justify" style:justify-single-word="false"/>
      <style:text-properties fo:font-weight="normal" officeooo:rsid="001b9023" officeooo:paragraph-rsid="001b9023" style:font-weight-asian="normal" style:font-weight-complex="normal"/>
    </style:style>
    <style:style style:name="P9" style:family="paragraph" style:parent-style-name="Standard">
      <style:paragraph-properties fo:text-align="justify" style:justify-single-word="false"/>
      <style:text-properties fo:font-weight="normal" officeooo:paragraph-rsid="001f39d3" style:font-weight-asian="normal" style:font-weight-complex="normal"/>
    </style:style>
    <style:style style:name="P10" style:family="paragraph" style:parent-style-name="Standard">
      <style:paragraph-properties fo:text-align="justify" style:justify-single-word="false"/>
      <style:text-properties fo:font-weight="normal" officeooo:paragraph-rsid="002be22d" style:font-weight-asian="normal" style:font-weight-complex="normal"/>
    </style:style>
    <style:style style:name="P11" style:family="paragraph" style:parent-style-name="Standard">
      <style:paragraph-properties fo:text-align="justify" style:justify-single-word="false"/>
      <style:text-properties fo:font-weight="normal" officeooo:paragraph-rsid="002cd9e7" style:font-weight-asian="normal" style:font-weight-complex="normal"/>
    </style:style>
    <style:style style:name="P12" style:family="paragraph" style:parent-style-name="Standard">
      <style:paragraph-properties fo:text-align="justify" style:justify-single-word="false"/>
      <style:text-properties fo:font-weight="normal" officeooo:paragraph-rsid="002da279" style:font-weight-asian="normal" style:font-weight-complex="normal"/>
    </style:style>
    <style:style style:name="P13" style:family="paragraph" style:parent-style-name="Standard">
      <style:paragraph-properties fo:text-align="justify" style:justify-single-word="false"/>
      <style:text-properties fo:font-weight="normal" officeooo:paragraph-rsid="002f2f35" style:font-weight-asian="normal" style:font-weight-complex="normal"/>
    </style:style>
    <style:style style:name="P14" style:family="paragraph" style:parent-style-name="Standard">
      <style:paragraph-properties fo:text-align="justify" style:justify-single-word="false"/>
      <style:text-properties fo:font-weight="normal" officeooo:paragraph-rsid="0030579c" style:font-weight-asian="normal" style:font-weight-complex="normal"/>
    </style:style>
    <style:style style:name="P15" style:family="paragraph" style:parent-style-name="Standard">
      <style:paragraph-properties fo:text-align="justify" style:justify-single-word="false"/>
      <style:text-properties fo:font-weight="normal" officeooo:paragraph-rsid="00348402" style:font-weight-asian="normal" style:font-weight-complex="normal"/>
    </style:style>
    <style:style style:name="P16" style:family="paragraph" style:parent-style-name="Standard">
      <style:paragraph-properties fo:text-align="justify" style:justify-single-word="false"/>
      <style:text-properties fo:font-weight="normal" officeooo:paragraph-rsid="00379624" style:font-weight-asian="normal" style:font-weight-complex="normal"/>
    </style:style>
    <style:style style:name="P17" style:family="paragraph" style:parent-style-name="Standard">
      <style:paragraph-properties fo:text-align="justify" style:justify-single-word="false"/>
      <style:text-properties fo:font-weight="normal" officeooo:paragraph-rsid="003f90f1" style:font-weight-asian="normal" style:font-weight-complex="normal"/>
    </style:style>
    <style:style style:name="P18" style:family="paragraph" style:parent-style-name="Standard">
      <style:paragraph-properties fo:text-align="justify" style:justify-single-word="false"/>
      <style:text-properties fo:font-weight="normal" officeooo:paragraph-rsid="005322d3" style:font-weight-asian="normal" style:font-weight-complex="normal"/>
    </style:style>
    <style:style style:name="P19" style:family="paragraph" style:parent-style-name="Standard">
      <style:paragraph-properties fo:text-align="justify" style:justify-single-word="false"/>
      <style:text-properties fo:font-weight="bold" officeooo:paragraph-rsid="001f39d3" style:font-weight-asian="bold" style:font-weight-complex="bold"/>
    </style:style>
    <style:style style:name="P20" style:family="paragraph" style:parent-style-name="Standard">
      <style:paragraph-properties fo:text-align="justify" style:justify-single-word="false"/>
      <style:text-properties fo:font-weight="bold" officeooo:paragraph-rsid="002be22d" style:font-weight-asian="bold" style:font-weight-complex="bold"/>
    </style:style>
    <style:style style:name="P21" style:family="paragraph" style:parent-style-name="Standard">
      <style:paragraph-properties fo:text-align="justify" style:justify-single-word="false"/>
      <style:text-properties fo:font-weight="bold" officeooo:paragraph-rsid="002da279" style:font-weight-asian="bold" style:font-weight-complex="bold"/>
    </style:style>
    <style:style style:name="P22" style:family="paragraph" style:parent-style-name="Standard">
      <style:paragraph-properties fo:text-align="justify" style:justify-single-word="false"/>
      <style:text-properties fo:font-weight="bold" officeooo:paragraph-rsid="0030579c" style:font-weight-asian="bold" style:font-weight-complex="bold"/>
    </style:style>
    <style:style style:name="P23" style:family="paragraph" style:parent-style-name="Standard">
      <style:paragraph-properties fo:text-align="justify" style:justify-single-word="false"/>
      <style:text-properties fo:font-weight="bold" officeooo:paragraph-rsid="0037962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0579c" style:font-weight-asian="bold" style:font-weight-complex="bold"/>
    </style:style>
    <style:style style:name="T3" style:family="text">
      <style:text-properties fo:font-weight="bold" officeooo:rsid="00348402" style:font-weight-asian="bold" style:font-weight-complex="bold"/>
    </style:style>
    <style:style style:name="T4" style:family="text">
      <style:text-properties fo:background-color="#00ffff" loext:char-shading-value="0"/>
    </style:style>
    <style:style style:name="T5" style:family="text">
      <style:text-properties officeooo:rsid="0020b7f2" fo:background-color="#00ffff" loext:char-shading-value="0"/>
    </style:style>
    <style:style style:name="T6" style:family="text">
      <style:text-properties fo:background-color="#00ffff" loext:char-shading-value="0"/>
    </style:style>
    <style:style style:name="T7" style:family="text">
      <style:text-properties officeooo:rsid="0020b7f2"/>
    </style:style>
    <style:style style:name="T8" style:family="text">
      <style:text-properties officeooo:rsid="002be22d"/>
    </style:style>
    <style:style style:name="T9" style:family="text">
      <style:text-properties fo:background-color="#fff200" loext:char-shading-value="0"/>
    </style:style>
    <style:style style:name="T10" style:family="text">
      <style:text-properties fo:background-color="#fff200" loext:char-shading-value="0"/>
    </style:style>
    <style:style style:name="T11" style:family="text">
      <style:text-properties officeooo:rsid="002da279"/>
    </style:style>
    <style:style style:name="T12" style:family="text">
      <style:text-properties officeooo:rsid="0030579c"/>
    </style:style>
    <style:style style:name="T13" style:family="text">
      <style:text-properties officeooo:rsid="00348402"/>
    </style:style>
    <style:style style:name="T14" style:family="text">
      <style:text-properties officeooo:rsid="00379624"/>
    </style:style>
    <style:style style:name="T15" style:family="text">
      <style:text-properties fo:background-color="#ff4500" loext:char-shading-value="0"/>
    </style:style>
    <style:style style:name="T16" style:family="text">
      <style:text-properties fo:background-color="#ff4500" loext:char-shading-value="0"/>
    </style:style>
    <style:style style:name="T17" style:family="text">
      <style:text-properties officeooo:rsid="004c3a7b" fo:background-color="#ff4500" loext:char-shading-value="0"/>
    </style:style>
    <style:style style:name="T18" style:family="text">
      <style:text-properties officeooo:rsid="004c3a7b" fo:background-color="#ff4500" loext:char-shading-value="0"/>
    </style:style>
    <style:style style:name="T19" style:family="text">
      <style:text-properties fo:background-color="transparent" loext:char-shading-value="0"/>
    </style:style>
    <style:style style:name="T20" style:family="text">
      <style:text-properties officeooo:rsid="004c3a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mento de la precisión y reducción de los costes de la predicción genómica mediante la selección de marcadores</text:p>
      <text:p text:style-name="P1"/>
      <text:p text:style-name="P6">...</text:p>
      <text:p text:style-name="P1"/>
      <text:p text:style-name="P4">Materiales y métodos</text:p>
      <text:p text:style-name="P4"/>
      <text:p text:style-name="P8">…</text:p>
      <text:p text:style-name="P4"/>
      <text:p text:style-name="P5"><text:span text:style-name="T1">- Datos genotípicos</text:span> </text:p>
      <text:p text:style-name="P5"/>
      <text:p text:style-name="P5">Las líneas endogámicas RICE fueron genotipadas con GBS. Las líneas endogámicas parentales HEL y USP se genotipificaron con Affymetrix® Axiom® Maize Genotyping Array de 616K SNP (Unterseer et al. 2014 ). Se aplicó el control de calidad estándar (QC) al conjunto de datos eliminando los marcadores que registraban la tasa de llamadas  ≥ 0,95. Los datos faltantes restantes en las líneas endogámicas parentales se imputaron con el paquete Synbreed (Wimmer et al. 2015 ) mediante el uso de algoritmos en el software Beagle 4.0 (Browning y Browning 2008). Los genotipos híbridos resultaron de la información genómica sobre las líneas consanguíneas progenitoras en el conjunto de datos de maíz HEL y USP. Luego, en los conjuntos de datos RICE, HEL y USP, se eliminaron los marcadores que presentaban una frecuencia alélica menor (MAF) ≤ 0,05. <text:span text:style-name="T4">La matriz de marcadores final estaba compuesta por 39 811, 52 811 y 61 824 SNP para los conjuntos de datos RICE, HEL y USP, respectivamente</text:span>.</text:p>
      <text:p text:style-name="P5"/>
      <text:p text:style-name="P2">- Obtención de subconjuntos de marcadores </text:p>
      <text:p text:style-name="P6"/>
      <text:p text:style-name="P6">…</text:p>
      <text:p text:style-name="P6"/>
      <text:p text:style-name="P6"><text:span text:style-name="T4">Aplicamos dos estrategias para encontrar subconjuntos de marcadores: reduciendo el número de marcadores en función de (1) su efecto original (estrategia ORI) y (2) reestimación de los efectos de los marcadores (estrategia REE). Encontramos un subconjunto de 10 000 marcadores para cada estrategia y, posteriormente, evaluamos cinco subconjuntos (5000, 2500, 1000, 500 y 100 SNP) para cada estrategia</text:span>. <text:span text:style-name="T4">Para la estrategia ORI, el vector del efecto de los marcadores primero se estimó utilizando todos los marcadores y se clasificó en orden decreciente según sus valores absolutos para seleccionar los 10 000 SNP que registraron el valor absoluto más alto. Se seleccionaron los 5000 SNP que presentaban los valores absolutos más altos. Este paso se repitió hasta que se encontró un subconjunto con 100 SNP</text:span>. <text:span text:style-name="T4">El subconjunto que contenía 10.000 SNP se sometió a la estrategia REE, similar a la estrategia ORI. Sin embargo, los efectos de los marcadores se reestimaron y clasificaron en orden decreciente en función de sus valores absolutos. Seleccionamos los 5000 SNP que registraron los valores absolutos más altos. El procedimiento se repitió hasta que se encontró un subconjunto con 100 SNP</text:span>.</text:p>
      <text:p text:style-name="P6"/>
      <text:p text:style-name="P3">- Predicción genómica</text:p>
      <text:p text:style-name="P3"/>
      <text:p text:style-name="P7"><text:span text:style-name="T4">Los cinco subconjuntos de marcadores de cada método descrito anteriormente se utilizaron en la predicción genómica basada en el modelo de efecto genotípico principal (MGE)</text:span>. Este modelo ajusta los datos de cada subconjunto por separado y considera el efecto principal de los genotipos. El modelo se escribe en notación matricial como sigue:</text:p>
      <text:p text:style-name="P7"/>
      <text:p text:style-name="P7">…</text:p>
      <text:p text:style-name="P7"><text:soft-page-break/></text:p>
      <text:p text:style-name="P7"><text:s/>… <text:span text:style-name="T7">Por lo </text:span>tanto, <text:span text:style-name="T4">u es una aproximación de los verdaderos valores genéticos desconocidos, y </text:span><text:span text:style-name="T5">e</text:span><text:span text:style-name="T4"> 𝜀𝜀captura los efectos genéticos residuales que no fueron explicados por u, más otros efectos no genéticos que aproximan los errores</text:span>. </text:p>
      <text:p text:style-name="P7"/>
      <text:p text:style-name="P7">…</text:p>
      <text:p text:style-name="P7"/>
      <text:p text:style-name="P3">- Componentes de varianza, precisión de predicción y parámetros de sesgo</text:p>
      <text:p text:style-name="P3"/>
      <text:p text:style-name="P7">El modelo MGE ajustado a través de los métodos GB y GK se utilizó para todos los conjuntos de datos RICE, HEL y USP en todos los rasgos. <text:span text:style-name="T6">Los datos fenotípicos se centraron y estandarizaron antes de ajustar el modelo, es decir, cada punto de datos fenotípicos se centró restando la media general y, posteriormente, se estandarizó dividiéndolo por la desviación estándar de la muestra)</text:span>. Estos análisis se realizaron para derivar componentes de varianza y estimaciones de heredabilidad genómica. La suma de los componentes de la varianza en un modelo específico se aproximaría a 1, ya que los datos recopilados fueron estandarizados.</text:p>
      <text:p text:style-name="P7"/>
      <text:p text:style-name="P7"><text:span text:style-name="T6">La precisión de la predicción (PA) se realizó por separado para cada rasgo y subconjunto de marcadores (todos los marcadores y los cinco subconjuntos de marcadores) según los modelos MGE-GB y MGE-GK. La PA se evaluó mediante treinta particiones aleatorias (repeticiones): el 80 % de los híbridos/líneas componían el conjunto de entrenamiento (TRN) y el 20 % restante componían el conjunto de prueba (TST)</text:span>. Todos los parámetros de los modelos, incluidos los componentes de la varianza resultantes de los efectos residuales y los efectos genéticos, se reestimaron en función de los datos de TRN en cada una de las particiones TRN-TST en el procedimiento de validación.</text:p>
      <text:p text:style-name="P7"/>
      <text:p text:style-name="P7"><text:span text:style-name="T6">Los modelos se ajustaron al conjunto de datos TRN para cada partición TRN-TST y la precisión de la predicción se evaluó calculando la correlación de Pearson entre las predicciones y los BLUP en el conjunto de datos TST. Se usaron las mismas particiones TRN-TST para evaluar la precisión de predicción de cada modelo; por lo tanto, se calcularon treinta correlaciones de cada modelo y rasgo</text:span>.</text:p>
      <text:p text:style-name="P7"/>
      <text:p text:style-name="P7"><text:span text:style-name="T6">Utilizamos dos enfoques para medir el sesgo de los GEBV</text:span> a través de las estrategias ORI y REE, <text:span text:style-name="T6">que fueron el coeficiente de la pendiente de la regresión aplicada al vector de los fenotipos en los GEBV</text:span> (Resende et al. 2012 ) <text:span text:style-name="T6">y su confiabilidad</text:span> (Gorjanc et al. 2015a ) . Según el primer método, se espera que los modelos imparciales tengan un coeficiente de pendiente de 1, mientras que los valores superiores a 1 indican una subestimación sesgada en la predicción de los GEBV; los valores inferiores a 1 indican una sobreestimación sesgada de los GEBV. La confiabilidad (REL) se calculó como ..., donde PEV es la varianza media en el error de predicción del conjunto de validación ( PEV  =  PEV g ), donde PEVg representa el error relacionado con el efecto genético. Utilizamos los valores medios de ambas estrategias de sesgo estimados a partir de treinta repeticiones en la comparación del rendimiento general del modelo.</text:p>
      <text:p text:style-name="P7"/>
      <text:p text:style-name="P3">- Eficiencia relativa de la predicción genómica</text:p>
      <text:p text:style-name="P7"/>
      <text:p text:style-name="P7"><text:span text:style-name="T6">Se comparó la eficiencia relativa de la predicción genómica de todos los escenarios propuestos con la selección fenotípica tradicional. En este cálculo se utilizaron dos parámetros</text:span>: (1) la eficiencia relativa por ciclo (RE c ), que se calculó mediante ..., donde r es la precisión del modelo y H es la heredabilidad fenotípica del rasgo (Hoffstetter et al. 2016b ); (2) la coincidencia de selección se estimó con base en el 10% y el 20% de los mejores individuos identificados a través de TRN-TST y en los individuos que registraron el mejor desempeño fenotípico de cada rasgo.</text:p>
      <text:p text:style-name="P7"><text:soft-page-break/></text:p>
      <text:p text:style-name="P20">- <text:span text:style-name="T8">P</text:span>rogramas </text:p>
      <text:p text:style-name="P10"/>
      <text:p text:style-name="P10">Utilizamos el paquete rrBLUP-R (Endelman 2011 ) para ejecutar el modelo RR-BLUP. Se utilizó el paquete BGLR (de los Campos y Perez-Rodriguez 2016 ) para realizar los modelos MGE basados ​​en 30,000 iteraciones MCMC, 5000 para burn-in y 5 para thinning.</text:p>
      <text:p text:style-name="P10"/>
      <text:p text:style-name="P11"><text:span text:style-name="T1">Resultados</text:span> </text:p>
      <text:p text:style-name="P11"/>
      <text:p text:style-name="P11"><text:span text:style-name="T1">- Análisis fenotípico</text:span> </text:p>
      <text:p text:style-name="P11"/>
      <text:p text:style-name="P11">Hubo variabilidad genética en la altura de la planta (PH) y el rendimiento de grano (GY) en el conjunto de datos RICE, HEL y USP según la prueba de razón de verosimilitud basada en el análisis conjunto (Tabla S1). De manera similar, los efectos aleatorios de las interacciones Genotipo × Año (RICE) y Genotipo × Sitio (HEL y USP) fueron significativos, excepto para PH en el conjunto de datos de USP. Tal efecto significativo sugiere el desempeño diferencial del genotipo entre sitios, o años, en los rasgos probados. <text:span text:style-name="T10">La heredabilidad basada en la media de entrada fue 0,89 (PH) y 0,78 (GY) para RICE, 0,87 (PH) y 0,77 (GY) para HEL, y 0,83 (PH) y 0,59 (GY) en el conjunto de datos de USP (Tabla adicional S1), lo que reflejó buena precisión en la evaluación fenotípica</text:span>.</text:p>
      <text:p text:style-name="P11"/>
      <text:p text:style-name="P12"><text:span text:style-name="T1">- Componentes de varianza de subconjuntos de marcadores</text:span> </text:p>
      <text:p text:style-name="P12"/>
      <text:p text:style-name="P12"><text:span text:style-name="T10">Los componentes de varianza (residuales y genéticos) y la heredabilidad genómica se obtuvieron a través del modelo MGE basado en kernels GBLUP y GK (MGE-GB y MGE-GK) (Fig. <text:s/>1 )</text:span>.</text:p>
      <text:p text:style-name="P12"/>
      <text:p text:style-name="P21"><text:span text:style-name="T12">1 </text:span>- <text:span text:style-name="T11">Conjunto de datos RICE</text:span></text:p>
      <text:p text:style-name="P12"/>
      <text:p text:style-name="P12">Los componentes de la varianza residual estimados fueron más pequeños que los encontrados a través de la estrategia ORI al usar subconjuntos de marcadores encontrados a través de la estrategia REE en el rasgo PH y GY (Fig. <text:s/>1 a, c). Según los resultados de los modelos MGE-GK y MGE-GB, <text:span text:style-name="T10">el uso de pequeños subconjuntos de marcadores indujo una gran reducción en la varianza residual estimada</text:span>. El componente de varianza de los efectos genéticos de cada subconjunto aumentó cuando se utilizó el modelo MGE-GK, en lugar del modelo MGE-GB (Fig. <text:s/>1 b, d). Además, los efectos genéticos de la estrategia ORI fueron ligeramente superiores a los de la estrategia REE.</text:p>
      <text:p text:style-name="P12"/>
      <text:p text:style-name="P13"><text:span text:style-name="T2">2 </text:span><text:span text:style-name="T1">- Conjuntos de datos HEL y USP</text:span> </text:p>
      <text:p text:style-name="P13"/>
      <text:p text:style-name="P13">Los resultados de PH y GY de la varianza residual mostraron que MGE-GK tiende a ajustarse mejor a los datos que MGE-GB. En general, el subconjunto de marcadores obtenido a través de la estrategia ORI y ajustado al modelo MGE-GK mostró un ligero aumento en la varianza residual en comparación con el uso de todos los marcadores disponibles (rango de 0,29 a 0,41) para el rasgo GY ​​(Fig. <text:s/>1 e, g). La varianza genética de GY en MGE-GB (rango de 0,17 a 0,34—ORI y de 0,28 a 0,35—REE) siempre fue menor que en MGE-GK (rango de 1,21 a 0,60—ORI y de 1,29 a 0,95—REE ) (Fig. <text:s/>1f ). Para el rasgo PH, la variación genética fue mayor, aproximadamente 1,30 en MGE-GK y 0,85 en MGE-GB cuando se utilizaron todos los marcadores (Fig. <text:s/>1h). Sin embargo, las variaciones genéticas siempre fueron más altas (superiores a 0,53) que las encontradas a través de MGE-GB (rango de 0,23 a 0,36) cuando los subconjuntos de marcadores se midieron a través de MGE-GK. Las diferencias entre los escenarios de predicción resultan del kernel utilizado para obtener GRM en el conjunto de datos de USP. Para el rasgo GY, MGE-GB proporcionó valores más altos de varianza residual que MGE-GK <text:soft-page-break/>(Fig. <text:s/>1 i). La variación genética fue menor en MGE-GB que en MGE-GK (Fig. <text:s/>1 j). <text:span text:style-name="T10">Cuando se usaron todos los marcadores, los valores fueron más altos que cuando se usaron subconjuntos de marcadores</text:span>. Para PH residual y la varianza genética siguió la misma tendencia de GY (Fig. <text:s/>1 k, l).</text:p>
      <text:p text:style-name="P13"/>
      <text:p text:style-name="P22">- Precisión de predicción y sesgo de GEBV</text:p>
      <text:p text:style-name="P22"/>
      <text:p text:style-name="P22"><text:span text:style-name="T12">1- C</text:span>onjunto de datos <text:span text:style-name="T12">RICE</text:span></text:p>
      <text:p text:style-name="P22"/>
      <text:p text:style-name="P14"><text:span text:style-name="T10">En general, según los resultados, la precisión de predicción (PA) basada en subconjuntos de marcadores fue mejor que los resultados registrados cuando se usaron todos los marcadores, principalmente en PH (Fig. <text:s/>2)</text:span>. En cuanto a GY, los valores de PA usando todos los marcadores fueron 0,30 a través de MGE-GB y 0,29 a través de MGE-GK. Sin embargo, cuando los subconjuntos de marcadores se utilizaron en las predicciones, los valores de PA fueron similares, principalmente con subconjuntos que presentaban 2500 y 5000 SNP. Hubo un aumento del 7% cuando se usaron 5000 marcadores en los modelos MGE-GK. Este subconjunto registró la mejor PA y se encontró mediante la aplicación de la estrategia REE. En general, verificamos que REE fue mejor que ORI al comparar los dos enfoques. <text:span text:style-name="T10">La PA medida a través de MGE-GB varió de 0,18 (100 marcadores) a 0,28 (5000 marcadores) cuando se midió mediante la estrategia ORI y de 0,19 (100 marcadores) a 0,31 (5000 marcadores) en las medidas basadas en la estrategia REE</text:span>. En general, el kernel GK fue ligeramente mejor que el kernel GB en el modelo MGE. La PA fue moderada cuando se usaron todos los marcadores para calcular la PH, mientras que fue 0. 2 ). Hubo un aumento de PA del 24 % y del 19 % cuando se utilizó un subconjunto de marcadores en los modelos MGE-GB y MGE-GK, respectivamente. El subconjunto de marcadores que registró mejor PA (0.47 a través de MGE-GB y 0.49 a través de MGE-GK) fue el que presentó 2500 marcadores encontrados a través de la estrategia REE.</text:p>
      <text:p text:style-name="P14"/>
      <text:p text:style-name="P14">Se calculó el coeficiente de regresión fenotípica (pendiente) en los GEBV para medir el sesgo de cada subconjunto de estrategias y modelos (Tabla S2). Cuando β = 1, es posible asumir que no hay sesgo en la predicción. <text:span text:style-name="T10">Cuando se compararon los enfoques ORI o REE y los modelos MGE-GB o MGE-GK para GY, las pendientes estaban cerca de 0,50; este número indica un sesgo constante en las predicciones cuando se utilizan subconjuntos de marcadores</text:span>. Valores de β derivados de todos los escenarios, ya que el PH fue igual a 0,70, en promedio. <text:span text:style-name="T10">En general, cuantos menos marcadores haya, mayor será el sesgo. El uso de subconjuntos con menos marcadores dio como resultado una confiabilidad ligeramente mayor en ambos rasgos (Tabla S2)</text:span>.</text:p>
      <text:p text:style-name="P14"/>
      <text:p text:style-name="P15"><text:span text:style-name="T3">2- </text:span><text:span text:style-name="T1">Conjuntos de datos HEL y USP</text:span> </text:p>
      <text:p text:style-name="P15"/>
      <text:p text:style-name="P15"><text:span text:style-name="T10">Los resultados de GY y PH indicaron que el uso de un subconjunto de marcadores mostró una precisión similar a los cálculos con todos los marcadores (Fig. <text:s/>3 )</text:span>. La PA estimada con todos los marcadores fue intermedia en MGE-GB (0,55) y MGE-GK (0,67) para GY y mayor en MGE-GB (0,78) y MGE-GK (0,81) para PH. PA fue 0,55 en MGE-GB y 0,65 en MGE-GK cuando se utilizaron 5000 marcadores; este número representa una mejora del 15%. REE fue similar a ORI cuando se compararon las dos estrategias. <text:span text:style-name="T10">El coeficiente de regresión (pendiente) en todos los escenarios, principalmente en PH, fue cercano a uno, lo que indica que no hay un sesgo consistente en la predicción</text:span>. En general, la confiabilidad del modelo en GY mostró que MGE-GK (0.79 a 0.86) registró valores más altos que MGE-GB (0.66 a 0.809) (Tabla S2). Por otro lado, para PH, todos los escenarios presentaron confiabilidad similar (&gt; 0,80).</text:p>
      <text:p text:style-name="P15"/>
      <text:p text:style-name="P15"><text:soft-page-break/>Para el conjunto de datos de USP, todos los escenarios en ambos rasgos presentaron precisiones similares (Fig. <text:s/>4 ). La pendiente de los rasgos GY y PH, tanto en modelos como en subconjuntos, fue cercana a uno, lo que indica que no hay un sesgo consistente en la predicción (Tabla S2).</text:p>
      <text:p text:style-name="P15"/>
      <text:p text:style-name="P23">Eficiencia relativa de la predicción genómica </text:p>
      <text:p text:style-name="P23"/>
      <text:p text:style-name="P23">- <text:span text:style-name="T14">C</text:span>onjunto de dato <text:span text:style-name="T14">RICE</text:span></text:p>
      <text:p text:style-name="P23"/>
      <text:p text:style-name="P16"><text:span text:style-name="T10">Observamos una coincidencia de selección (CS) similar cuando se usaron subconjuntos de marcadores teniendo en cuenta el 10% de intensidad de selección (IS) (Tabla S2 y Fig. <text:s/>5a, b)</text:span>. <text:span text:style-name="T10">Los valores de CS en GY obtenidos a través del modelo MGE-GB variaron de 14 % (100 marcadores) a 26 % (todos los marcadores) y de 15 % (100 marcadores) a 29 % (todos los marcadores) en el MGE-GK</text:span>. La estrategia REE selecciona marcadores que proporcionan una mayor coincidencia entre la selección genómica y fenotípica. CS bajo 20% IS mostró la misma tendencia que bajo 10% IS. Sin embargo, los valores fueron ligeramente superiores cuando se utilizó el modelo MGE-GB. MGE-GK utilizando los marcadores 5000 (ORI), 5000 y 2500 (REE) registró valores iguales o superiores a 0,37 (todos los marcadores) para la eficiencia relativa (REc) por ciclo a GY, mostrando así la eficiencia de predicción genómica sobre el fenotípico selección. <text:span text:style-name="T10">En general, PH usando subconjuntos mostró un mejor desempeño en Cs10, Cs20 y Rec que las predicciones usando todos los marcadores</text:span>.</text:p>
      <text:p text:style-name="P16"/>
      <text:p text:style-name="P23">- Conjuntos de datos HEL y USP</text:p>
      <text:p text:style-name="P16"/>
      <text:p text:style-name="P16">Hubo un resultado similar en Cs10 y Cs20 cuando se usaron subconjuntos de marcadores (Tabla S2 y Fig. <text:s/>5 c, d). Los valores de PH fueron cercanos al 40% en Cs10 y los valores basados ​​en 20% IS fueron ligeramente superiores a los seleccionados con valores cercanos al 59%. Los valores fueron inferiores a 1 en PH y GY eficiencia relativa (REc) por ciclo. Tal resultado muestra que, en estos casos, la eficiencia de predicción genómica no superó la selección fenotípica utilizada (Tabla S2 y Fig. <text:s/>5 c, d).</text:p>
      <text:p text:style-name="P16"/>
      <text:p text:style-name="P16">Los resultados del conjunto de datos de USP mostraron la misma tendencia presentada por el conjunto de datos de HEL (Tabla S2 y Fig. <text:s/>5 c, d). MGE-GK generó valores CS más altos que MGE-GB. Hubo mayor coincidencia a través de MGE-GK por debajo del 20% IS. Por otro lado, los resultados de PH evidenciaron que las coincidencias de selección fueron similares entre modelos, métodos e intensidades de selección. Los valores de PH (0,80 a 0,84) y GY (0,84 a 0,92) fueron inferiores a 1 cuando se tuvo en cuenta la eficiencia relativa (REc) por ciclo, lo que demuestra que, en estos casos, la eficiencia de predicción genómica no superó la selección fenotípica ( Tabla S2 y Fig. <text:s/>5 c, d).</text:p>
      <text:p text:style-name="P16"/>
      <text:p text:style-name="P17"><text:span text:style-name="T1">Discusión</text:span> </text:p>
      <text:p text:style-name="P17"/>
      <text:p text:style-name="P17"><text:span text:style-name="T16">Los paneles de marcadores de baja densidad son deseables para implementar la selección genómica (GS) en los programas de mejoramiento para reducir los costos de genotipado</text:span>. <text:span text:style-name="T16">Varios estudios han documentado los beneficios de usar subconjuntos de marcadores para mejorar la precisión de la predicción en los análisis de selección genómica (Moser et al. 2010 ; Resende et al. 2012 ; Szyda et al. 2013 ; Spindel et al. 2015 ; Tayeh et al. 2015 ; Hoffstetter et al. 2016a ; Li et al. 2018 )</text:span>. <text:span text:style-name="T16">Se utilizaron dos estrategias basadas en el efecto de los marcadores para encontrar subconjuntos de marcadores en el entrenamiento de los individuos de nuestro estudio</text:span><text:span text:style-name="T19">. </text:span><text:span text:style-name="T16">Del mismo modo, Resende et al. ( 2012) también utilizaron el efecto de reestimar marcadores y encontraron mejores resultados de resistencia a la roya y características de densidad de la madera en pino Loblolly que los encontrados a través de métodos bayesianos</text:span>. <text:span text:style-name="T16">La precisión de la predicción, utilizando cada subconjunto y todos los marcadores, se </text:span><text:soft-page-break/><text:span text:style-name="T16">comparó a través de un efecto genético principal (MGE) utilizando kernels GB (GBLUP) y GK (Gaussian). Las estrategias para seleccionar subconjuntos de SNP registraron valores de precisión y sesgo similares a los del panel de SNP completo</text:span>. <text:span text:style-name="T16">Según Porto-Neto et al. ( 2015 ), la selección de SNP tendría en cuenta diferentes frecuencias de alelos marcadores entre individuos; la heredabilidad que falta se puede recuperar en gran medida y conducir a una mayor precisión</text:span>. En general, muchas secuencias de variantes asociadas con rasgos complejos tienen efectos pequeños y baja repetibilidad (Bian y Holland 2017). <text:span text:style-name="T16">Las estrategias adoptadas para reducir el número de marcadores permiten aumentar la precisión del dúo eliminando los marcadores redundantes con un efecto pequeño. Este procedimiento permite reducir el problema de la multicolinealidad entre los marcadores, ya que se espera que los marcadores en posiciones cercanas estén altamente correlacionados (Neves et al. 2012 )</text:span>.</text:p>
      <text:p text:style-name="P17"/>
      <text:p text:style-name="P17">La aplicabilidad de GS puede verse influenciada por muchos factores, incluida la heredabilidad, la arquitectura genética, la densidad de marcadores y la estructura de la población (Guo et al. 2014 ; Crossa et al. 2017 ). <text:span text:style-name="T16">Los rasgos complejos que presentan baja heredabilidad y pequeños efectos de marcador son adecuados para GS, mientras que los rasgos menos complejos, que muestran alta heredabilidad, se pueden predecir a través de pocos marcadores que presentan efectos relativamente fuertes</text:span>. <text:span text:style-name="T16">La relación genética distante entre la población de referencia y la población de validación resultó en un rendimiento deficiente de la predicción genómica en rasgos complejos (Wang et al. 2017 )</text:span>. <text:span text:style-name="T16">Además, la precisión de la predicción genómica es menor en rasgos complejos que presentan un gran número de marcadores que no se encuentran en el desequilibrio de ligamiento (LD) a través de loci de rasgos cuantitativos (QTL) (Daetwyler et al.2010 ). La eficiencia del subconjunto de marcadores específicos de rasgos depende de manera crítica de la LD entre los SNP con efectos estimados sustanciales y los verdaderos loci causales que afectan el rasgo de interés (Wu et al. 2016 )</text:span>. <text:span text:style-name="T16">Evaluamos un panel de alta densidad en datos de tres poblaciones que presentaban diferente estructura poblacional en características complejas (rendimiento de grano y altura de planta). La precisión calculada con base en un panel de alta densidad fue mayor en los rasgos moderadamente complejos (altura de la planta) y en individuos más estrechamente relacionados (conjunto de datos de maíz)</text:span>.</text:p>
      <text:p text:style-name="P17"/>
      <text:p text:style-name="P17"><text:span text:style-name="T16">Hubo menos marcadores cercanos al QTL cuando se usaron densidades de marcador más bajas, hecho que explica el efecto de QTL. Sin embargo, es probable que los marcadores en desequilibrio de ligamiento con QTL no expliquen todas las variaciones genéticas existentes; la variación genética restante se incluirá en la variación poligénica (Solberg et al. 2008 )</text:span>. Según Solberg et al. ( 2008 ), se espera que la varianza poligénica sea más importante para la precisión de la predicción. <text:span text:style-name="T16">Varios estudios demostraron que la selección de marcadores basada en el genotipado de alta densidad puede ser una alternativa eficaz a la predicción genómica (Spindel et al. 2015 , 2016 ; Tayeh et al. 2015 ; Ma et al. 2016 ; Li et al. 2018 ).)</text:span>. <text:span text:style-name="T16">Otra forma sería ponderar la matriz de relaciones genómicas con SNP seleccionados previamente de estudios de asociación del genoma completo (GWAS) (Su et al. 2014 ; Spindel et al. 2016 ). Zhang et al. ( 2015 ) demostraron que la matriz G ponderada de acuerdo con los SNP individuales que presentan señales de asociación fuertes y robustas puede mejorar efectivamente las predicciones genómicas. VanRaden et al. ( 2017) observaron un aumento en la precisión debido a la adición de marcadores. Estos marcadores se seleccionaron en función de la prueba de mayor significación, el mayor efecto absoluto o la mayor variación genética, que contribuyó al locus, en chips SNP de alta densidad para la cría de animales</text:span>. <text:span text:style-name="T16">Sin embargo, solo usamos marcadores con efectos más altos para construir GRM y nuestros resultados muestran que este enfoque es eficiente y fácil de implementar en los programas de mejoramiento. El modelo de efecto genético principal utiliza el GRM para predicciones genómicas, con la ventaja de poder capturar LD entre marcadores y genes causales, segregación mendeliana, enlaces genéticos a través de ancestros comunes desconocidos y un bajo requerimiento computacional. La selección de marcadores con efectos más altos para rasgos específicos probablemente permitió asociaciones entre marcadores SNP seleccionados y regiones QTL </text:span><text:soft-page-break/><text:span text:style-name="T16">verdaderas</text:span>. También se observó que el valor de la varianza genética por SNP fue similar usando un subconjunto de marcadores para todos los marcadores (excepto para el conjunto de datos de USP), lo que se debe en parte a la varianza adicional explicada por el efecto correlacionado de los SNP alrededor de los utilizados para construir GRM. . <text:span text:style-name="T16">Construimos GRM teniendo en cuenta GBLUP y el núcleo gaussiano y concluimos que al usar el núcleo gaussiano podríamos lograr una precisión de predicción mejorada en comparación con el núcleo lineal, principalmente en el rendimiento de grano. El núcleo gaussiano puede capturar efectos no aditivos, mientras que GBLUP solo captura los efectos aditivos (Gianola et al. Construimos GRM teniendo en cuenta GBLUP y el núcleo gaussiano y concluimos que al usar el núcleo gaussiano podríamos lograr una precisión de predicción mejorada en comparación con el núcleo lineal, principalmente en el rendimiento de grano. El núcleo gaussiano puede capturar efectos no aditivos, mientras que GBLUP solo captura los efectos aditivos (Gianola et al. </text:span><text:span text:style-name="T18">2</text:span><text:span text:style-name="T16">014 ; Cuevas et al. 2016B )</text:span>.</text:p>
      <text:p text:style-name="P17"/>
      <text:p text:style-name="P17"><text:span text:style-name="T16">Yu et al. ( 2014 ) desarrollaron recientemente matrices fijas precisas con 6 K SNP a través de genotipado de alta densidad para un programa de mejoramiento de arroz. Seleccionaron SNP representativos encontrados a través de estudios de diversidad genética y marcadores ubicados dentro de genes de rasgos importantes distribuidos uniformemente en 12 cromosomas</text:span>. Además, Spindel et al. ( 2016 ) utilizaron modelos de predicción genómica para incorporar GWAS de novo. Utilizaron el mismo conjunto de datos de arroz adoptado en nuestro estudio y encontraron que aproximadamente 5000 SNP eran efectivos para predecir y sugerir el posible uso de arreglos de SNP fijos más pequeños. <text:span text:style-name="T16">Además, los métodos de aprendizaje automático se han aplicado a la selección genómica para identificar un subconjunto de SNP que presentan enlaces directos a genes candidatos que afectan los rasgos complejos. Li et al. ( 2018) encontró que los 3000 SNP principales identificados a través de métodos de aprendizaje automático tenían valores de precisión similares a los calculados en base al panel completo de SNP</text:span>. <text:span text:style-name="T16">Según nuestros resultados, la eliminación de los marcadores que presentan un efecto pequeño es una buena estrategia que tiene el potencial de construir un chip SNP de baja densidad específico del rasgo y reducir los costos de genotipado en los programas de mejoramiento</text:span>.</text:p>
      <text:p text:style-name="P17"/>
      <text:p text:style-name="P17"><text:span text:style-name="T16">En la literatura se informaron métodos similares basados ​​en marcadores seleccionados distribuidos uniformemente en el genoma (Moser et al. 2010 ; Spindel et al. 2015 ; Tayeh et al. 2015 ). Spindel et al. ( 2015 ) observaron que los subconjuntos distribuidos uniformemente a lo largo del genoma eran los contribuyentes más importantes a la PA y tenían menos varianza de precisión que los elegidos al azar. Moser et al. ( 2010 ) mostró que un chip con 3000 marcadores espaciados uniformemente podría proporcionar aproximadamente un 90 % de precisión lograda a través de alta densidad. La selección de marcadores equidistantes entre rasgos superó el problema mediante el uso de un subconjunto de SNP específicos del rasgo de interés (Ogawa et al. 2014). En nuestro estudio, con respecto a los rasgos GY y PH, 2500 SNP distribuidos uniformemente a lo largo del genoma pudieron satisfacer la necesidad de una predicción precisa de GS en las poblaciones investigadas de ARROZ y maíz (HEL y USP)</text:span>.</text:p>
      <text:p text:style-name="P17"/>
      <text:p text:style-name="P17">En cuanto a los parámetros de sesgo, encontramos ligeras diferencias entre modelos y estrategias (Tabla S2). Según Porto-Neto et al. ( 2015 ), los sesgos afectan el rango de valores reproductivos estimados, mientras que la precisión afecta la clasificación de los individuos. Los autores antes mencionados trabajaron con datos de animales y encontraron un sesgo menor cuando utilizaron SNP seleccionados de individuos relacionados. Encontramos un sesgo menor de GEBV en el conjunto de datos de maíz (más individuos relacionados) en comparación con el conjunto de datos RICE. Las estrategias y los núcleos mostraron resultados similares. Ma et al. ( 2015) analizaron las mismas estrategias para reducir los sesgos en las tendencias genéticas predichas y concluyeron que este parámetro debe tenerse en cuenta para validar las predicciones genómicas. La precisión de los mejores métodos de selección genómica fue comparable a la precisión de la selección fenotípica, incluso con la <text:soft-page-break/>densidad relativamente baja de los marcadores investigada en el presente documento. Encontramos una coincidencia similar al usar subconjuntos de marcadores y todos los marcadores al comparar la coincidencia del genoma con la selección fenotípica y la eficiencia relativa por ciclo (ERc) (Tabla S3). Aunque la coincidencia no llegó al 100%, la selección genómica sigue siendo una alternativa prometedora, principalmente porque tiene la ventaja de reducir el tiempo de un ciclo reproductivo (Bassi et al. 2015 ; Bhat et al. 2016 ; Crossa et al.2017 ). <text:span text:style-name="T16">En general, nuestros resultados mostraron que es posible seleccionar los marcadores más informativos para mejorar la precisión y construir una matriz de bajo costo para implementar la selección genómica en programas de mejoramiento basados ​​en un panel de alta densidad. La mejor estrategia adoptada para los subconjuntos de marcadores es el efecto del marcador original, que aumenta ligeramente la precisión y reduce los sesgos</text:span>.</text:p>
      <text:p text:style-name="P17"/>
      <text:p text:style-name="P17">Este estudio analizó dos estrategias para identificar SNP de baja densidad para la predicción genómica en una población de entrenamiento. Sin embargo, solo evaluamos dos estrategias para seleccionar subconjuntos de SNP para la predicción genómica en un solo rasgo, en lugar de múltiples rasgos. Los estudios disponibles en la literatura muestran la aplicación del aprendizaje automático a la predicción genómica de múltiples rasgos (He et al. 2016). <text:span text:style-name="T16">Se pueden desarrollar matrices fijas precisas basadas en un genotipado de alta densidad para seleccionar SNP representativos encontrados a través de rasgos únicos y marcadores ubicados dentro de los genes de rasgos importantes</text:span>. No obstante, <text:span text:style-name="T16">se deben tener en cuenta varios factores en la aplicación práctica para mostrar cómo las diferentes poblaciones reproductoras requieren diferentes números de marcadores para realizar la selección genómica</text:span>. <text:span text:style-name="T16">La precisión de la selección genómica decaerá rápidamente como resultado de la disminución de la relación familiar después de varias generaciones de selección (Wang et al. 2017 ). Por lo tanto, un modelo de selección genómica debe actualizarse una vez que estén disponibles los fenotipos de los individuos de la próxima generación. Por lo tanto, se espera que una mayor densidad de marcadores capture más LD en la población de entrenamiento para la selección multigeneracional</text:span>.</text:p>
      <text:p text:style-name="P17"/>
      <text:p text:style-name="P18"><text:span text:style-name="T1">Conclusión</text:span> </text:p>
      <text:p text:style-name="P18"/>
      <text:p text:style-name="P18">Las principales razones que contribuyen a la lenta implementación de la selección genómica en los programas de mejoramiento incluyen la inexistencia de paneles SNP de gran tamaño disponibles comercialmente. Ocurre debido a la falta de secuencias genómicas de calidad de referencia y los altos costos asociados con la necesidad de un gran número de genotipos de individuos en poblaciones de referencia para la predicción genómica de las poblaciones objetivo. Por lo tanto, <text:span text:style-name="T16">es posible seleccionar los marcadores más informativos para mejorar la precisión y construir una matriz de bajo costo para implementar la selección genómica en programas de mejoramiento basados ​​en un panel de alta densidad. Ambas estrategias adoptadas para encontrar subconjuntos de marcadores permitieron aumentar la precisión con menores sesgos</text:span>. Sin embargo, es necesario desarrollar más estudios para probar la eficiencia de las estrategias ORI y REE para encontrar subconjuntos de marcadores y ser utilizados en modelos de predicción genóm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Palatino, serif"/>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9T09:37:38.112807372</meta:creation-date>
    <meta:generator>LibreOffice/6.0.7.3$Linux_X86_64 LibreOffice_project/00m0$Build-3</meta:generator>
    <dc:date>2022-03-30T14:12:49.413359429</dc:date>
    <meta:editing-duration>PT4H2M43S</meta:editing-duration>
    <meta:editing-cycles>42</meta:editing-cycles>
    <meta:document-statistic meta:table-count="0" meta:image-count="0" meta:object-count="0" meta:page-count="8" meta:paragraph-count="55" meta:word-count="4722" meta:character-count="29009" meta:non-whitespace-character-count="24301"/>
  </office:meta>
</office:document-meta>
</file>